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c17a" officeooo:paragraph-rsid="0017c17a"/>
    </style:style>
    <style:style style:name="P2" style:family="paragraph" style:parent-style-name="Standard" style:list-style-name="L1">
      <style:text-properties officeooo:rsid="0017c17a" officeooo:paragraph-rsid="0017c1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ckup por volcado de sql:</text:p>
      <text:p text:style-name="P1"/>
      <text:list xml:id="list8521770203449519680" text:style-name="L1">
        <text:list-item>
          <text:p text:style-name="P2">pg_dump: ejecuta el volcado de una sola base de dato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6:24:25.817657554</meta:creation-date>
    <meta:generator>LibreOffice/5.1.6.2$Linux_X86_64 LibreOffice_project/10m0$Build-2</meta:generator>
    <dc:date>2017-03-27T17:09:01.797179316</dc:date>
    <meta:editing-duration>PT34M6S</meta:editing-duration>
    <meta:editing-cycles>1</meta:editing-cycles>
    <meta:document-statistic meta:table-count="0" meta:image-count="0" meta:object-count="0" meta:page-count="1" meta:paragraph-count="2" meta:word-count="16" meta:character-count="81" meta:non-whitespace-character-count="68"/>
  </office:meta>
</office:document-meta>
</file>